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h" fo:country="R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h" fo:country="R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20:24:22</meta:creation-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0.0.3$Linux_X86_64 LibreOffice_project/7545bee9c2a0782548772a21bc84a9dcc583b89</meta:generator>
  </office:meta>
</office:document-meta>
</file>